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10-20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8-17 15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5-18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5-15 15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8-31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6-23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9-08 13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8-09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6-14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4-21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2-25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0-05 18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7-07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6-18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4-28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20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2-06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9-25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8-20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6-13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4-23 18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3-15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9-03-07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8-11-28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8-10-25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8-10-02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8-08-24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8-08-21 13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8-07-17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8-06-04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8-01-17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7-11-21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7-10-04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7-08-01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7-06-22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7-05-12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6-10-17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6-09-15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6-08-01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6-05-25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6-04-06 13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6-02-10 22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5-10-15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5-08-14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5-07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5-07-09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5-05-27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5-04-13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5-03-17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5-01-23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4-10-10 12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4-07-14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4-04-17 19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3-12-16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3-10-31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3-09-16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3-08-01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3-06-20 19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2-10-25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2-07-30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2-06-12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2-05-10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2-03-22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2-02-22 21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2-01-04 20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1-11-17 21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1-10-06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1-09-30 13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1-08-16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1-08-03 20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1-06-27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0-11-08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0-10-07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0-08-25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0-07-08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0-06-10 21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10-04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9-11-19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9-10-08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9-09-04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9-08-11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9-05-26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9-05-07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8-10-08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8-07-07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8-03-28 1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8-02-29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8-01-11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7-10-12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7-09-10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7-07-24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7-04-18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7-02-23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6-11-22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6-09-14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6-08-02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6-07-27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6-07-07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6-05-25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6-04-26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6-03-22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6-02-09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5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5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5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5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5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5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5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4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4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4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4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4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4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3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3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3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3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3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2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2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2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2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2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2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1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1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1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1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0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0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0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0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0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2000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99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99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99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99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98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98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98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97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97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97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97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97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96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96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96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96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95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95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95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95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94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94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94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94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93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93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93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92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92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92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92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92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92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91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91-09-27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91-08-20 2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91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91-07-16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91-05-30 21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91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91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91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90-11-30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90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90-10-24 22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90-09-22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90-08-22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90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90-07-21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90-06-23 21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90-05-29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90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90-04-24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90-03-22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90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89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89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89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89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88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88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88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88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87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87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87-08-18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87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87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86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86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86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85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85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85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85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84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84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84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83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83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83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83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83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82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82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82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82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82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82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82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82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82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81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81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81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81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81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80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80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80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80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80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80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80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80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80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80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80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79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79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79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79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79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79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79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79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79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79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79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79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78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78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78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78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78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78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78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78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77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77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77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77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77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77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77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77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77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77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76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75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74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74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7102144801</text:p>
          </table:table-cell>
          <table:table-cell office:value-type="string" calcext:value-type="string">
            <text:p>1974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6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446" meta:object-count="0"/>
    <meta:user-defined meta:name="AppVersion">3.0</meta:user-defined>
  </office:meta>
</office:document-meta>
</file>